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shapes>
          <draw:frame draw:z-index="0" draw:style-name="gr1" draw:text-style-name="P1" svg:width="5.0945in" svg:height="4.6118in" svg:x="1.9406in" svg:y="4.8315in">
            <draw:object draw:notify-on-update-of-ranges="Лист1.D11:Лист1.G11 Лист1.D12:Лист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0937in" svg:height="4.611in" svg:x="7.6654in" svg:y="4.8358in">
            <draw:object draw:notify-on-update-of-ranges="Лист1.D18:Лист1.F18 Лист1.D19:Лист1.F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ome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o-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Не найдены</text:p>
          </table:table-cell>
          <table:table-cell office:value-type="string" calcext:value-type="string">
            <text:p>Патогенные</text:p>
          </table:table-cell>
          <table:table-cell office:value-type="string" calcext:value-type="string">
            <text:p>Неопределенной значимости</text:p>
          </table:table-cell>
          <table:table-cell office:value-type="string" calcext:value-type="string">
            <text:p>Хромосомные перестройки (по данным Exo-C)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Не найдены</text:p>
          </table:table-cell>
          <table:table-cell office:value-type="string" calcext:value-type="string">
            <text:p>Патогенные</text:p>
          </table:table-cell>
          <table:table-cell office:value-type="string" calcext:value-type="string">
            <text:p>Неопределенной значимости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7:14:14.5348893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09:24:15.281338047</meta:creation-date>
    <dc:date>2021-05-07T17:37:47.898972799</dc:date>
    <meta:editing-duration>PT49M10S</meta:editing-duration>
    <meta:editing-cycles>2</meta:editing-cycles>
    <meta:generator>LibreOffice/7.1.2.2$Linux_X86_64 LibreOffice_project/10$Build-2</meta:generator>
    <meta:document-statistic meta:table-count="1" meta:cell-count="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004586" dr3d:edge-rounding="5%"/>
      <style:text-properties fo:color="#ffffff" fo:font-size="18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41cm" svg:height="11.715cm" xlink:href=".." xlink:type="simple" chart:class="chart:circle" chart:style-name="ch1">
        <chart:title svg:x="5.765cm" svg:y="0.37cm" chart:style-name="ch2">
          <text:p>Exo-C</text:p>
        </chart:title>
        <chart:legend chart:legend-position="bottom" svg:x="2.48cm" svg:y="9.622cm" style:legend-expansion="wide" chart:style-name="ch3"/>
        <chart:plot-area chart:style-name="ch4" table:cell-range-address="Лист1.D11:Лист1.G12" chart:data-source-has-labels="row" svg:x="0.258cm" svg:y="1.383cm" svg:width="12.425cm" svg:height="7.82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8cm" svg:y="1.566cm" svg:width="12.424cm" svg:height="7.4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Лист1.D11:Лист1.G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D12:Лист1.G1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найдены</text:p>
                <draw:g>
                  <svg:desc>Лист1.D11:Лист1.G11</svg:desc>
                </draw:g>
              </table:table-cell>
              <table:table-cell office:value-type="string">
                <text:p>Патогенные</text:p>
              </table:table-cell>
              <table:table-cell office:value-type="string">
                <text:p>Неопределенной значимости</text:p>
              </table:table-cell>
              <table:table-cell office:value-type="string">
                <text:p>Хромосомные перестройки (по данным Exo-C)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D12:Лист1.G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-and-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004586" dr3d:edge-rounding="5%"/>
      <style:text-properties fo:color="#ffffff" fo:font-size="18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9cm" svg:height="11.713cm" xlink:href=".." xlink:type="simple" chart:class="chart:circle" chart:style-name="ch1">
        <chart:title svg:x="5.883cm" svg:y="0.37cm" chart:style-name="ch2">
          <text:p>WES</text:p>
        </chart:title>
        <chart:legend chart:legend-position="bottom" svg:x="2.656cm" svg:y="10.616cm" style:legend-expansion="wide" chart:style-name="ch3"/>
        <chart:plot-area chart:style-name="ch4" table:cell-range-address="Лист1.D18:Лист1.F19" chart:data-source-has-labels="row" svg:x="0.258cm" svg:y="1.383cm" svg:width="12.423cm" svg:height="8.81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8cm" svg:y="2.064cm" svg:width="12.423cm" svg:height="7.45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Лист1.D18:Лист1.F1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D19:Лист1.F19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 найдены</text:p>
                <draw:g>
                  <svg:desc>Лист1.D18:Лист1.F18</svg:desc>
                </draw:g>
              </table:table-cell>
              <table:table-cell office:value-type="string">
                <text:p>Патогенные</text:p>
              </table:table-cell>
              <table:table-cell office:value-type="string">
                <text:p>Неопределенной значимости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Лист1.D19:Лист1.F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